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style:text-underline-style="solid" style:text-underline-width="auto" style:text-underline-color="font-color" fo:font-weight="bold" officeooo:rsid="0001c737" officeooo:paragraph-rsid="0001c737"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alibri" fo:font-size="14pt" style:text-underline-style="solid" style:text-underline-width="auto" style:text-underline-color="font-color" fo:font-weight="bold" officeooo:rsid="0005b150" officeooo:paragraph-rsid="0005b150"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1c737" officeooo:paragraph-rsid="0001c737"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Calibri" fo:font-size="15pt" style:text-underline-style="none" fo:font-weight="bold" officeooo:rsid="0001c737" officeooo:paragraph-rsid="0001c737"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Calibri" fo:font-size="13pt" style:text-underline-style="solid" style:text-underline-width="auto" style:text-underline-color="font-color" fo:font-weight="bold" officeooo:rsid="0001c737" officeooo:paragraph-rsid="0001c737" style:font-size-asian="13pt" style:font-weight-asian="bold" style:font-size-complex="13pt" style:font-weight-complex="bold"/>
    </style:style>
    <style:style style:name="P6" style:family="paragraph" style:parent-style-name="Standard">
      <style:paragraph-properties fo:text-align="center" style:justify-single-word="false"/>
      <style:text-properties style:font-name="Calibri" fo:font-size="13pt" style:text-underline-style="solid" style:text-underline-width="auto" style:text-underline-color="font-color" fo:font-weight="bold" officeooo:rsid="0005b150" officeooo:paragraph-rsid="0005b150"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Calibri" fo:font-size="13pt" style:text-underline-style="solid" style:text-underline-width="auto" style:text-underline-color="font-color" fo:font-weight="bold" officeooo:rsid="000226fa" officeooo:paragraph-rsid="000226fa"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Calibri" fo:font-size="12pt" style:text-underline-style="none" fo:font-weight="normal" officeooo:rsid="0001c737" officeooo:paragraph-rsid="0001c73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style:text-underline-style="none" fo:font-weight="normal" officeooo:paragraph-rsid="000930e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style:text-underline-style="none" fo:font-weight="normal" officeooo:paragraph-rsid="000a2f2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style:text-underline-style="none" fo:font-weight="normal" officeooo:rsid="000a2f24" officeooo:paragraph-rsid="000c8b2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style:text-underline-style="none" fo:font-weight="normal" officeooo:rsid="000a2f24" officeooo:paragraph-rsid="000a2f2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normal" officeooo:rsid="0001c737" officeooo:paragraph-rsid="0001c737"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Calibri" fo:font-size="12pt" style:text-underline-style="none" fo:font-weight="normal" officeooo:rsid="0001c737" officeooo:paragraph-rsid="0001c737" style:font-size-asian="12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style:font-name="Calibri" fo:font-size="12pt" style:text-underline-style="none" fo:font-weight="normal" officeooo:rsid="0001c737" officeooo:paragraph-rsid="000226fa"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style:font-name="Calibri" fo:font-size="12pt" style:text-underline-style="none" fo:font-weight="normal" officeooo:rsid="000226fa" officeooo:paragraph-rsid="0007752b" style:font-size-asian="12pt" style:font-weight-asian="normal" style:font-size-complex="12pt" style:font-weight-complex="normal"/>
    </style:style>
    <style:style style:name="P17" style:family="paragraph" style:parent-style-name="Standard" style:list-style-name="L3">
      <style:paragraph-properties fo:text-align="justify" style:justify-single-word="false"/>
      <style:text-properties style:font-name="Calibri" fo:font-size="12pt" style:text-underline-style="none" fo:font-weight="normal" officeooo:rsid="000226fa" officeooo:paragraph-rsid="000226fa" style:font-size-asian="12pt" style:font-weight-asian="normal" style:font-size-complex="12pt" style:font-weight-complex="normal"/>
    </style:style>
    <style:style style:name="P18" style:family="paragraph" style:parent-style-name="Standard" style:list-style-name="L4">
      <style:paragraph-properties fo:text-align="justify" style:justify-single-word="false"/>
      <style:text-properties style:font-name="Calibri" fo:font-size="12pt" style:text-underline-style="none" fo:font-weight="normal" officeooo:rsid="00040255" officeooo:paragraph-rsid="0004025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style:text-underline-style="none" fo:font-weight="normal" officeooo:rsid="0005b150" officeooo:paragraph-rsid="0005b15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style:text-underline-style="none" fo:font-weight="normal" officeooo:rsid="000ee257" officeooo:paragraph-rsid="000ee25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style:text-underline-style="none" fo:font-weight="normal" officeooo:rsid="0007d94f" officeooo:paragraph-rsid="0007d94f" style:font-size-asian="12pt" style:font-weight-asian="normal" style:font-size-complex="12pt" style:font-weight-complex="normal"/>
    </style:style>
    <style:style style:name="P22" style:family="paragraph" style:parent-style-name="Standard" style:list-style-name="L5">
      <style:paragraph-properties fo:text-align="justify" style:justify-single-word="false"/>
      <style:text-properties style:font-name="Calibri" fo:font-size="12pt" style:text-underline-style="none" fo:font-weight="normal" officeooo:rsid="0007d94f" officeooo:paragraph-rsid="00104d3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style:text-underline-style="none" fo:font-weight="normal" officeooo:rsid="0007d94f" officeooo:paragraph-rsid="0005b150"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style:text-underline-style="none" fo:font-weight="normal" officeooo:rsid="0007d94f" officeooo:paragraph-rsid="0008ef9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style:text-underline-style="none" fo:font-weight="bold" officeooo:rsid="000930ef" officeooo:paragraph-rsid="000930ef"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Calibri" fo:font-size="12pt" style:text-underline-style="none" fo:font-weight="bold" officeooo:rsid="000a2f24" officeooo:paragraph-rsid="000c8b29"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alibri" fo:font-size="12pt" style:text-underline-style="none" fo:font-weight="bold" officeooo:rsid="000a2f24" officeooo:paragraph-rsid="000a2f24"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officeooo:rsid="0005b150" officeooo:paragraph-rsid="0005b150"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40255" officeooo:paragraph-rsid="00040255"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Calibri" fo:font-size="12pt" fo:font-style="normal" style:text-underline-style="none" fo:font-weight="normal" officeooo:paragraph-rsid="000930e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Calibri" fo:font-size="12pt" fo:font-style="normal" style:text-underline-style="none" fo:font-weight="normal" officeooo:rsid="0010e94e" officeooo:paragraph-rsid="000930e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Calibri" fo:font-size="12pt" fo:font-style="normal" style:text-underline-style="none" fo:font-weight="normal" officeooo:rsid="00192596" officeooo:paragraph-rsid="000930ef"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Calibri" fo:font-size="12pt" fo:font-style="normal" style:text-underline-style="none" fo:font-weight="normal" officeooo:rsid="001aedea" officeooo:paragraph-rsid="000930e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Calibri" fo:font-size="12pt" fo:font-style="normal" style:text-underline-style="none" fo:font-weight="normal" officeooo:rsid="0009ad82" officeooo:paragraph-rsid="0009ad8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Calibri" fo:font-size="12pt" fo:font-style="normal" style:text-underline-style="none" fo:font-weight="normal" officeooo:rsid="0013c503" officeooo:paragraph-rsid="000930ef"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properties style:font-name="Calibri" fo:font-size="12pt" officeooo:paragraph-rsid="0007752b" style:font-size-asian="12pt" style:font-size-complex="12pt"/>
    </style:style>
    <style:style style:name="P37" style:family="paragraph" style:parent-style-name="Standard">
      <style:paragraph-properties fo:text-align="start" style:justify-single-word="false"/>
      <style:text-properties style:font-name="Calibri" fo:font-size="11pt" style:text-underline-style="none" fo:font-weight="normal" officeooo:rsid="0001c737" officeooo:paragraph-rsid="0001c737"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Calibri" fo:font-size="11pt" style:text-underline-style="none" fo:font-weight="normal" officeooo:rsid="000226fa" officeooo:paragraph-rsid="000226fa"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Calibri" fo:font-size="11pt" style:text-underline-style="none" fo:font-weight="normal" officeooo:paragraph-rsid="000a2f24"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Calibri" fo:font-size="11pt" style:text-underline-style="none" fo:font-weight="normal" officeooo:rsid="000226fa" officeooo:paragraph-rsid="000226fa"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font-name="Calibri" fo:font-size="11pt" style:text-underline-style="none" fo:font-weight="normal" officeooo:rsid="0005b150" officeooo:paragraph-rsid="0005b150"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font-name="Calibri" fo:font-size="11pt" style:text-underline-style="none" fo:font-weight="normal" officeooo:rsid="000ee257" officeooo:paragraph-rsid="000ee257"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font-name="Calibri" fo:font-size="10pt" style:text-underline-style="none" fo:font-weight="normal" officeooo:rsid="000226fa" officeooo:paragraph-rsid="000226fa" style:font-size-asian="10pt" style:font-weight-asian="normal" style:font-size-complex="10pt" style:font-weight-complex="normal"/>
    </style:style>
    <style:style style:name="P44" style:family="paragraph" style:parent-style-name="Standard">
      <style:paragraph-properties fo:margin-left="4.445cm" fo:margin-right="0cm" fo:text-align="justify" style:justify-single-word="false" fo:text-indent="0cm" style:auto-text-indent="false"/>
      <style:text-properties style:font-name="Calibri" fo:font-size="12pt" style:text-underline-style="none" fo:font-weight="normal" officeooo:rsid="0001c737" officeooo:paragraph-rsid="000226fa"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ae5a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1pt" style:text-underline-style="none" fo:font-weight="bold" officeooo:rsid="000226fa" style:font-size-asian="11pt" style:font-weight-asian="bold" style:font-size-complex="11pt" style:font-weight-complex="bold"/>
    </style:style>
    <style:style style:name="T7" style:family="text">
      <style:text-properties fo:font-size="11pt" style:text-underline-style="none" fo:font-weight="normal" officeooo:rsid="000226fa" style:font-size-asian="11pt" style:font-weight-asian="normal" style:font-size-complex="11pt" style:font-weight-complex="normal"/>
    </style:style>
    <style:style style:name="T8" style:family="text">
      <style:text-properties fo:font-size="11pt" style:text-underline-style="none" fo:font-weight="normal" officeooo:rsid="00040255" style:font-size-asian="11pt" style:font-weight-asian="normal" style:font-size-complex="11pt" style:font-weight-complex="normal"/>
    </style:style>
    <style:style style:name="T9" style:family="text">
      <style:text-properties officeooo:rsid="0007752b"/>
    </style:style>
    <style:style style:name="T10" style:family="text">
      <style:text-properties officeooo:rsid="0008ef99"/>
    </style:style>
    <style:style style:name="T11" style:family="text">
      <style:text-properties officeooo:rsid="000fbe35"/>
    </style:style>
    <style:style style:name="T12" style:family="text">
      <style:text-properties officeooo:rsid="0010e94e"/>
    </style:style>
    <style:style style:name="T13" style:family="text">
      <style:text-properties officeooo:rsid="0013c503"/>
    </style:style>
    <style:style style:name="T14" style:family="text">
      <style:text-properties officeooo:rsid="0018ec46"/>
    </style:style>
    <style:style style:name="T15" style:family="text">
      <style:text-properties officeooo:rsid="000945e0"/>
    </style:style>
    <style:style style:name="T16" style:family="text">
      <style:text-properties officeooo:rsid="0009ad82"/>
    </style:style>
    <style:style style:name="T17" style:family="text">
      <style:text-properties officeooo:rsid="000a2f24"/>
    </style:style>
    <style:style style:name="T18" style:family="text">
      <style:text-properties fo:font-style="normal" style:font-style-asian="normal" style:font-style-complex="normal"/>
    </style:style>
    <style:style style:name="T19" style:family="text">
      <style:text-properties fo:font-style="normal" officeooo:rsid="001aedea" style:font-style-asian="normal" style:font-style-complex="normal"/>
    </style:style>
    <style:style style:name="T20" style:family="text">
      <style:text-properties fo:font-style="normal" officeooo:rsid="000ae5a1" style:font-style-asian="normal" style:font-style-complex="normal"/>
    </style:style>
    <style:style style:name="T21" style:family="text">
      <style:text-properties fo:font-style="normal" officeooo:rsid="000c8b29"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0fc975"/>
    </style:style>
    <style:style style:name="T24" style:family="text">
      <style:text-properties style:text-underline-style="none" fo:font-weight="bold" officeooo:rsid="000226fa" style:font-weight-asian="bold" style:font-weight-complex="bold"/>
    </style:style>
    <style:style style:name="T25" style:family="text">
      <style:text-properties style:text-underline-style="none" fo:font-weight="normal" officeooo:rsid="000226fa" style:font-weight-asian="normal" style:font-weight-complex="normal"/>
    </style:style>
    <style:style style:name="T26" style:family="text">
      <style:text-properties style:text-underline-style="none" fo:font-weight="normal" officeooo:rsid="0004025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text:p>
      <text:p text:style-name="P3"/>
      <text:p text:style-name="P3">Développement d’un jeu d’aventure 2D sur mobile avec le moteur Unity</text:p>
      <text:p text:style-name="P5"/>
      <text:p text:style-name="P5"/>
      <text:p text:style-name="P1">I) Présentation générale du projet :</text:p>
      <text:p text:style-name="P8"/>
      <text:p text:style-name="P5">Les acteurs du projet</text:p>
      <text:p text:style-name="P13"/>
      <text:list xml:id="list2331317961249876317" text:style-name="L1">
        <text:list-item>
          <text:p text:style-name="P14"><text:span text:style-name="T1">Maître d’ouvrage :</text:span> Pierre Antoine Papon</text:p>
          <text:p text:style-name="P14"/>
        </text:list-item>
        <text:list-item>
          <text:p text:style-name="P15"><text:span text:style-name="T1">Maîtres d’oeuvre :</text:span> Léo Archambault</text:p>
        </text:list-item>
      </text:list>
      <text:p text:style-name="P44">Valentin Ferrère</text:p>
      <text:p text:style-name="P44">Florent Boissy</text:p>
      <text:p text:style-name="P44">Darignac Franck</text:p>
      <text:p text:style-name="P44">Lucas Trampal</text:p>
      <text:list xml:id="list94618046163187" text:continue-numbering="true" text:style-name="L1">
        <text:list-header>
          <text:p text:style-name="P14"/>
        </text:list-header>
        <text:list-item>
          <text:p text:style-name="P14"><text:span text:style-name="T1">Chef de projet :</text:span> Aucun, nous avons choisi de fonctionner de façon démocratique en résolvant les conflits par le vote. <text:span text:style-name="T9">Notre groupe étant homogène et l’entente étant assez bonne, nous n’avons pas ressenti le besoin de définir un chef de projet.</text:span></text:p>
          <text:p text:style-name="P14"/>
        </text:list-item>
        <text:list-item>
          <text:p text:style-name="P14"><text:span text:style-name="T1">Equipe :</text:span> l’ensemble des maîtres d’oeuvre.</text:p>
        </text:list-item>
      </text:list>
      <text:p text:style-name="P8"/>
      <text:p text:style-name="P5">Nature de la prestation demandée</text:p>
      <text:p text:style-name="P37"/>
      <text:list xml:id="list5145214561177318162" text:style-name="L2">
        <text:list-item>
          <text:p text:style-name="P36"><text:span text:style-name="T24">L’objet :</text:span><text:span text:style-name="T25"> Il s’agit d’un jeu vidéo sur plateforme Android inspiré du jeu Ice Blox dans lequel un pingouin doit récupérer des objets coincés dans des blocs de glace pour gagner la partie </text:span><text:span text:style-name="T26">et accéder au niveau suivant</text:span><text:span text:style-name="T25">. Des ennemis, qu’il peut éliminer en faisant glisser des blocs sur eux, sont là pour lui barrer la route. Il n’y a pas d’existant pour ce projet.</text:span></text:p>
          <text:p text:style-name="P16"/>
        </text:list-item>
        <text:list-item>
          <text:p text:style-name="P36"><text:span text:style-name="T24">Les enjeux :</text:span><text:span text:style-name="T25"> Le projet a pour finalité d’être publié sur le Google Play afin d’en tirer une rémunération via la publicité.</text:span></text:p>
        </text:list-item>
      </text:list>
      <text:list xml:id="list8938437585518300005" text:style-name="L3">
        <text:list-header>
          <text:p text:style-name="P17"/>
        </text:list-header>
        <text:list-item>
          <text:p text:style-name="P17"><text:span text:style-name="T1">L’objectif technique :</text:span> On <text:span text:style-name="T9">souhaite</text:span> obtenir un jeu Unity* parfaitement fonctionnel. </text:p>
          <text:p text:style-name="P17"/>
        </text:list-item>
      </text:list>
      <text:p text:style-name="P38"><text:span text:style-name="T2">Unity :</text:span> moteur de jeu destiné à faciliter la création d’un jeu vidéo en proposant un ensemble d’outils faciles d’utilisation.</text:p>
      <text:p text:style-name="P43"/>
      <text:p text:style-name="P7">Estimation des grandes étapes et dates butoirs</text:p>
      <text:p text:style-name="P40"/>
      <text:p text:style-name="P29">Produit attendu :</text:p>
      <text:list xml:id="list8319646041694749285" text:style-name="L4">
        <text:list-item>
          <text:p text:style-name="P18"><text:span text:style-name="T5">Livrable en P2 </text:span>: Un protoype d’un niveau avec interface et jouabilité complêtes.</text:p>
        </text:list-item>
        <text:list-item>
          <text:p text:style-name="P18"><text:span text:style-name="T5">Livrable en P3 :</text:span> Un jeu livrable sur le Google Play avec un menu, différents modes de jeu, un classement et des succès, de la publicité. Le jeu doit être capable de générer ses propres niveaux.</text:p>
          <text:p text:style-name="P18"/>
        </text:list-item>
      </text:list>
      <text:p text:style-name="P6"/>
      <text:p text:style-name="P6"/>
      <text:p text:style-name="P6"><text:soft-page-break/>Organisation de l’équipe et du travail</text:p>
      <text:p text:style-name="P20"/>
      <text:p text:style-name="P20">L’organisation se fait au jour le jour. Etant donnée que nous n’avons pas d’expérience avec le moteur Unity, chacun prend les tâches qui l’attirent le plus et <text:span text:style-name="T23">transmet</text:span> ensuite ce qu’il a appris au reste de l’équipe <text:span text:style-name="T23">pour la faire progresser</text:span>.</text:p>
      <text:p text:style-name="P42"/>
      <text:p text:style-name="P2">II) Cahier des charges fonctionnel</text:p>
      <text:p text:style-name="P41"/>
      <text:p text:style-name="P6">Fonctionnalités attendues</text:p>
      <text:p text:style-name="P28"/>
      <text:p text:style-name="P25">Les règles :</text:p>
      <text:p text:style-name="P30"><text:span text:style-name="T11">Un personnage principal doit récupérer tous les items répartis sur la carte de manière à marquer des points puis se diriger vers la sortie qui apparaît lorsque tous les items sont récupérés pour terminer le niveau. Des monstres sont présents et tuent le joueur en cas de contact.</text:span></text:p>
      <text:p text:style-name="P31"/>
      <text:p text:style-name="P30"><text:span text:style-name="T12">Un niveau est une grille rectangulaire de taille fixe, qui sera toujours la même, et composée de différents blocs, une sortie qui apparaît à la fin, un point d’apparition du joueur, des items à récupérer, des ennemis et bien sûr un personnage. Les contours de la grille sont infanchissables.</text:span></text:p>
      <text:p text:style-name="P31"/>
      <text:p text:style-name="P31">Il y a plusieurs sortes de blocs. Certains blocs sont fixes et indestructibles, <text:span text:style-name="T15">ce sont les </text:span>murs, d'autres sont déplaçables et friables, <text:span text:style-name="T15">ce sont les blocs de glace</text:span>. </text:p>
      <text:p text:style-name="P31"/>
      <text:p text:style-name="P30"><text:span text:style-name="T12">Certains de ces derniers contiennent les objets convoités par le joueur. L'objet est visible à l'intérieur du bloc.</text:span></text:p>
      <text:p text:style-name="P31"/>
      <text:p text:style-name="P30"><text:span text:style-name="T12">Un bloc de glace qui glisse tue un ennemi s'il le percute et le bloc continue sur sa lancée. Le score est incrémenté. Il est possible de créer des combos en tuant plusieurs ennemis d'un coup.</text:span></text:p>
      <text:p text:style-name="P32"/>
      <text:p text:style-name="P33">Un objet est un élément immobile sur la carte, qui se trouve forcément dans un bloc destructible. Lorsque le bloc <text:span text:style-name="T16">le contenant </text:span>est détruit, l'objet disparaît et le joueur l'a récupéré.</text:p>
      <text:p text:style-name="P31"/>
      <text:p text:style-name="P31">Les ennemis se déplacent sur la carte de différentes manière. Il y a des ennemis avec un<text:span text:style-name="T16">e ronde</text:span> défini <text:span text:style-name="T16">et</text:span> d'autres <text:span text:style-name="T16">qui se déplacent aléatoirement. Un ennemi a</text:span> un degré d'agressivité <text:span text:style-name="T16">qui détermine la distance à laquelle il attaque le joueur en le poursuivant.</text:span></text:p>
      <text:p text:style-name="P34"><text:span text:style-name="T16">L</text:span>es différentes sortes d’ennemi sont :</text:p>
      <text:p text:style-name="P31"/>
      <text:p text:style-name="P30"><text:span text:style-name="T12">- Type 1: Se déplace aléatoirement et poursuit le joueur lorsqu'il le voit. </text:span></text:p>
      <text:p text:style-name="P30"><text:span text:style-name="T12">-Type 2: Les sentinelles sont immobiles, tournent sur eux-même et s'attaquent au joueur en lui lançant des projectiles.</text:span></text:p>
      <text:p text:style-name="P31">-Type 3: Les Larves <text:span text:style-name="T16">s</text:span>e déplacent aléatoirement et changent de direction en cas de collision avec un bloc</text:p>
      <text:p text:style-name="P30"><text:span text:style-name="T12">-Type 4: Les patrouilleurs suivent toujours la même ronde jusqu’à apercevoir.</text:span></text:p>
      <text:p text:style-name="P35"/>
      <text:p text:style-name="P35">Le Personnage est contrôlé par le joueur <text:span text:style-name="T17">via l’écran tacile </text:span>et peut se déplacer dans 4 directions <text:span text:style-name="T17">et de case en case</text:span>. Certains éléments peuvent bloquer son déplacement ou provoquer une interaction :</text:p>
      <text:p text:style-name="P35"/>
      <text:p text:style-name="P30"><text:span text:style-name="T13">- En cas de rencontre avec un bloc destructible, si le bloc n'a pas d'obstacle derière lui, alors il glisse jusqu'à en rencontrer un. Si jamais il y a déjà un obstacle, le bloc se fracture et il es détruit. </text:span><text:soft-page-break/><text:span text:style-name="T13">La destruction d'un bloc ne rapporte pas de points. Au contraire le fait de détruire un minimum de bloc sera récompensé.</text:span></text:p>
      <text:p text:style-name="P35"/>
      <text:p text:style-name="P30"><text:span text:style-name="T14">- En cas de rencontre avec un bloc indestructible, le personnage n'avance plus.</text:span></text:p>
      <text:p text:style-name="P32"/>
      <text:p text:style-name="P32">- En cas de rencontre avec un ennemi, le personnage est détruit <text:span text:style-name="T17">et pousse</text:span> un cri de Whilem. Le niveau est ré-initialisé et le joueur retourne au point d’<text:span text:style-name="T17">apparition</text:span>.</text:p>
      <text:p text:style-name="P31"/>
      <text:p text:style-name="P9"><text:span text:style-name="T19">- Si le joueur atteint la sortie, cela veut dire qu'il a récupéré tous les items, le niveau est gagné. Le score est incrémenté <text:s/>suivant le temps que le joueur a mis et le nombre de blocs qu'il a détruit. Moins le joueur a détruit de blocs, plus il gagne de points.</text:span></text:p>
      <text:p text:style-name="P9"><text:span text:style-name="T19"/></text:p>
      <text:p text:style-name="P26"><text:span text:style-name="T19">L</text:span><text:span text:style-name="T18">es modes de jeu:</text:span></text:p>
      <text:p text:style-name="P26"><text:span text:style-name="T4">Normal:</text:span><text:span text:style-name="T22"> Le joueur choisi un niveau du tableau et peut y jouer jusqu’à le terminer sans limite de vie. Une fois gagner, il passe au suivant.</text:span></text:p>
      <text:p text:style-name="P11"><text:span text:style-name="T2">Time attack:</text:span><text:span text:style-name="T18"> Le but est de terminer tous les niveaux d’un tableau le plus rapidement possible avec un nombre de vies limité. </text:span><text:span text:style-name="T21">Il faut avoir terminé tous les niveaux d’un tableau en mode normal pour débloquer le time attack de ce tableau.</text:span></text:p>
      <text:p text:style-name="P11"><text:span text:style-name="T3">Survival</text:span><text:span text:style-name="T2">:</text:span><text:span text:style-name="T18"> Le joueur enchaine les niveaux générés aléatoirement avec un nombre de vies limité. Il doit aller le plus loin possible.</text:span></text:p>
      <text:p text:style-name="P10"><text:span text:style-name="T19"/></text:p>
      <text:p text:style-name="P27"><text:span text:style-name="T19">L</text:span><text:span text:style-name="T18">es menus:</text:span></text:p>
      <text:p text:style-name="P12"><text:span text:style-name="T18">Il existe un menu principal qui permet d’atteindre un tableau des niveaux (type Angry Birds), un menu d’option ou bien un classement GooglePlay.</text:span></text:p>
      <text:p text:style-name="P12"><text:span text:style-name="T18">Pour chaque niveau du tableau, on peut voir le meilleur score du joueur.</text:span></text:p>
      <text:p text:style-name="P12"><text:span text:style-name="T18"/></text:p>
      <text:p text:style-name="P27"><text:span text:style-name="T18">La connectivit</text:span><text:span text:style-name="T20">é</text:span><text:span text:style-name="T18">:</text:span></text:p>
      <text:p text:style-name="P12"><text:span text:style-name="T18">Le jeu utilise les services Google Play afin de proposer de la publicité au joueur, des achievements, ainsi qu’un classement.</text:span></text:p>
      <text:p text:style-name="P39"><text:span text:style-name="T19"/></text:p>
      <text:p text:style-name="P6">Contraintes pesants sur la réalisation du projet</text:p>
      <text:p text:style-name="P19"/>
      <text:list xml:id="list1197049961043795061" text:style-name="L5">
        <text:list-item>
          <text:p text:style-name="P22">Aucun d’entre nous n’a d’expérience dans le développement Unity. Nous devons donc tous apprendre à maîtriser cette technologie.</text:p>
        </text:list-item>
        <text:list-item>
          <text:p text:style-name="P22">Nous disposons de 5 mois pour produire un résultat satisfaisant sans aucun budget.</text:p>
        </text:list-item>
      </text:list>
      <text:p text:style-name="P41"/>
      <text:p text:style-name="P6">Contraintes pesants sur l’utilisation du produit </text:p>
      <text:p text:style-name="P23"/>
      <text:p text:style-name="P21"><text:tab/>L’écosystème Android étant très fragmenté entre de nombreux appareils de tailles, marques et version de l’OS différentes, il est important de définir quelle seront les spécifications matérielles et logicielles requises pour lancer notre application. Le jeu doit donc pouvoir fonctionner sur des téléphones Android à partir de la version 4.1.0 (Jelly Bean). La résolution minimale retenue est 800x480. De cette façon, nous sommes certains de toucher la grande majorité (+90%) des utilisateurs d’Android.</text:p>
      <text:p text:style-name="P41"/>
      <text:p text:style-name="P6">Critères d’appréciation de la qualité du produit</text:p>
      <text:p text:style-name="P28"/>
      <text:p text:style-name="P24"><text:tab/>Le logiciel se doit d’être facile à prendre en main afin de retenir l’attention des utilisateurs. <text:span text:style-name="T10">Les menus du jeu doivent s’approcher de ceux d’un jeu de qualité professionn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09:27:16.550000000</meta:creation-date>
    <dc:date>2015-12-04T09:46:17.995000000</dc:date>
    <meta:editing-duration>PT1H12M28S</meta:editing-duration>
    <meta:editing-cycles>17</meta:editing-cycles>
    <meta:generator>LibreOffice/4.1.3.2$Windows_x86 LibreOffice_project/70feb7d99726f064edab4605a8ab840c50ec57a</meta:generator>
    <meta:print-date>2015-12-04T09:45:14.746000000</meta:print-date>
    <meta:document-statistic meta:table-count="0" meta:image-count="0" meta:object-count="0" meta:page-count="3" meta:paragraph-count="66" meta:word-count="1161" meta:character-count="6838" meta:non-whitespace-character-count="5747"/>
  </office:meta>
</office:document-meta>
</file>